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Listgroup"/>Listgroup<text:bookmark-end text:name="Listgroup"/></text:h>
      <text:p text:style-name="P14"><text:span text:style-name="Source_20_Text">Listgroup</text:span> is used for <text:a xlink:type="simple" xlink:href="#Listbox"><text:span text:style-name="Source_20_Text">Listbox</text:span></text:a>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ul/src/archive/web/zul/css/cmps/listbox.css.dsp?view=markup">The CSS source of Listgroup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826cm" svg:height="3.969cm" draw:z-index="0"><draw:image xlink:href="../images/list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3.217cm" draw:z-index="1"><draw:image xlink:href="../images/listgroup1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list-group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tr.z-list-group</text:p>
          </table:table-cell>
          <table:table-cell table:style-name="Table17.B2" office:value-type="string">
            <text:p text:style-name="P3">Background image</text:p>
          </table:table-cell>
          <table:table-cell table:style-name="Table17.C2" office:value-type="string">
            <text:p text:style-name="P15">background: #E9F2FB url(<text:span text:style-name="T2">${c:encodeURL('~./zul/img/grid/group_bg.gif')}</text:span>) repeat-x 0 0;</text:p>
          </table:table-cell>
        </table:table-row>
        <table:table-row>
          <table:table-cell table:style-name="Table17.A2" office:value-type="string">
            <text:p text:style-name="P6">td.z-list-group-inner div.z-list-cell-cnt</text:p>
          </table:table-cell>
          <table:table-cell table:style-name="Table17.B2" office:value-type="string">
            <text:p text:style-name="P3">Color and font size</text:p>
          </table:table-cell>
          <table:table-cell table:style-name="Table17.C2" office:value-type="string">
            <text:p text:style-name="P15">color:#3764a0; font: normal <text:span text:style-name="T2">${fontSizeM}</text:span> <text:span text:style-name="T2">${fontFamilyT}</text:span>; padding: 4px 2px; width: <text:soft-page-break/>auto;font-weight:bold;</text:p>
          </table:table-cell>
        </table:table-row>
        <table:table-row>
          <table:table-cell table:style-name="Table17.A2" office:value-type="string">
            <text:p text:style-name="P6"><text:span text:style-name="Source_20_Text"><text:span text:style-name="T1">td.z-list-group-inner</text:span></text:span></text:p>
          </table:table-cell>
          <table:table-cell table:style-name="Table17.B2" office:value-type="string">
            <text:p text:style-name="P3">Padding and border</text:p>
          </table:table-cell>
          <table:table-cell table:style-name="Table17.C2" office:value-type="string">
            <text:p text:style-name="P15">padding-top: 2px; border-top: 2px solid #81BAF5;<text:tab/>border-bottom: 1px solid #bcd2ef;</text:p>
          </table:table-cell>
        </table:table-row>
        <table:table-row>
          <table:table-cell table:style-name="Table17.A2" office:value-type="string">
            <text:p text:style-name="P6">.z-list-group-img</text:p>
          </table:table-cell>
          <table:table-cell table:style-name="Table17.B2" office:value-type="string">
            <text:p text:style-name="P3">Image icon</text:p>
          </table:table-cell>
          <table:table-cell table:style-name="Table17.C2" office:value-type="string">
            <text:p text:style-name="P15">width: 18px; min-height: 18px; height: 100%; background-image: url(<text:span text:style-name="T2">${c:encodeURL('~./zul/img/toggle.gif')}</text:span>); background-repeat: no-repeat; background-position: 0px 0px; vertical-align: top; cursor: pointer; border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7:29</dc:date>
    <meta:editing-cycles>19</meta:editing-cycles>
    <meta:editing-duration>PT5H26M40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6" meta:word-count="147" meta:character-count="928"/>
  </office:meta>
</office:document-meta>
</file>